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paragraph-properties>
        <style:tab-stops>
          <style:tab-stop style:position="53.71mm"/>
          <style:tab-stop style:position="76.46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4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2"><text:tab/>Địa chỉ: <text:span text:style-name="T2"><text:tab/></text:span><text:span text:style-name="T3">64-68 Hai Bà Trưng, Phườnng Bến Nghé, <text:tab/><text:tab/>Quận 1, Tp. HCM</text:span></text:p>
      <text:p text:style-name="P5"/>
      <text:p text:style-name="P6"><text:tab/>PHIẾU ĐỀ XUẤT <text:placeholder text:placeholder-type="text">&lt;get_loai()&gt;</text:placeholder> <text:placeholder text:placeholder-type="text">&lt;get_title(o.mlg_type)&gt;</text:placeholder></text:p>
      <text:p text:style-name="P4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4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4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4">Biển số xe:<text:tab/><text:placeholder text:placeholder-type="text">&lt;o.bien_so_xe_id and o.bien_so_xe_id.name or ''&gt;</text:placeholder><text:tab/>Số hợp đồng:<text:tab/><text:placeholder text:placeholder-type="text">&lt;o.so_hop_dong&gt;</text:placeholder></text:p>
      <text:p text:style-name="P3">Diễn giải:<text:tab/><text:placeholder text:placeholder-type="text">&lt;get_diengiai()&gt;</text:placeholder></text:p>
      <text:p text:style-name="P3">Phương thức thanh toán: <text:placeholder text:placeholder-type="text">&lt;get_phuongthuc_thanhtoan()&gt;</text:placeholder></text:p>
      <text:p text:style-name="P3">Số tiền: <text:tab/><text:placeholder text:placeholder-type="text">&lt;convert_amount(get_sotien())&gt;</text:placeholder></text:p>
      <text:p text:style-name="P3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3.49mm" fo:margin-bottom="9.9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4T18:35:27</dc:date>
    <meta:editing-duration>PT6H6M44S</meta:editing-duration>
    <meta:editing-cycles>155</meta:editing-cycles>
    <meta:generator>LibreOffice/3.5$Linux_X86_64 LibreOffice_project/350m1$Build-2</meta:generator>
    <dc:creator>phung11764 </dc:creator>
    <meta:document-statistic meta:table-count="0" meta:image-count="1" meta:object-count="0" meta:page-count="1" meta:paragraph-count="12" meta:word-count="96" meta:character-count="738" meta:non-whitespace-character-count="645"/>
  </office:meta>
</office:document-meta>
</file>